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bold"/>
    </style:style>
    <style:style style:name="P2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officeooo:rsid="001b79fe" officeooo:paragraph-rsid="001b79fe" style:font-weight-asian="normal" style:font-weight-complex="normal"/>
    </style:style>
    <style:style style:name="P3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officeooo:rsid="001d169a" officeooo:paragraph-rsid="001d169a" style:font-weight-asian="normal" style:font-weight-complex="normal"/>
    </style:style>
    <style:style style:name="P4" style:family="paragraph" style:parent-style-name="Text_20_body" style:list-style-name="L1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/>
    </style:style>
    <style:style style:name="P5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officeooo:paragraph-rsid="001b79fe"/>
    </style:style>
    <style:style style:name="P7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weight="normal" officeooo:rsid="001b79fe" officeooo:paragraph-rsid="001b79fe" style:font-weight-asian="normal" style:font-weight-complex="normal"/>
    </style:style>
    <style:style style:name="P8" style:family="paragraph" style:parent-style-name="Standard">
      <style:text-properties officeooo:rsid="001dafc7" officeooo:paragraph-rsid="001dafc7"/>
    </style:style>
    <style:style style:name="P9" style:family="paragraph" style:parent-style-name="Heading_20_4">
      <style:text-properties fo:font-variant="normal" fo:text-transform="none" fo:color="#29303b" style:font-name="open sans" fo:font-size="12pt" fo:letter-spacing="normal" fo:font-style="normal" fo:font-weight="bold"/>
    </style:style>
    <style:style style:name="T1" style:family="text">
      <style:text-properties fo:font-variant="normal" fo:text-transform="none" fo:color="#29303b" style:font-name="open sans" fo:font-size="11.25pt" fo:letter-spacing="normal" fo:font-style="normal"/>
    </style:style>
    <style:style style:name="T2" style:family="text">
      <style:text-properties fo:font-variant="normal" fo:text-transform="none" fo:color="#29303b" style:font-name="open sans" fo:font-size="11.25pt" fo:letter-spacing="normal" fo:font-style="normal" fo:font-weight="bold"/>
    </style:style>
    <style:style style:name="T3" style:family="text">
      <style:text-properties fo:font-variant="normal" fo:text-transform="none" fo:color="#29303b" style:font-name="open sans" fo:font-size="11.25pt" fo:letter-spacing="normal" fo:font-style="normal" fo:font-weight="normal"/>
    </style:style>
    <style:style style:name="T4" style:family="text">
      <style:text-properties fo:font-variant="normal" fo:text-transform="none" fo:color="#29303b" style:font-name="open sans" fo:font-size="11.25pt" fo:letter-spacing="normal" fo:font-style="normal" fo:font-weight="normal" officeooo:rsid="001b79fe" style:font-weight-asian="normal" style:font-weight-complex="normal"/>
    </style:style>
    <style:style style:name="T5" style:family="text">
      <style:text-properties fo:font-variant="normal" fo:text-transform="none" fo:color="#29303b" style:font-name="open sans" fo:font-size="11.25pt" fo:letter-spacing="normal" fo:font-style="normal" officeooo:rsid="001d169a"/>
    </style:style>
    <style:style style:name="T6" style:family="text">
      <style:text-properties fo:font-variant="normal" fo:text-transform="none" fo:color="#ec5252" style:font-name="Menlo" fo:font-size="9.75pt" fo:letter-spacing="normal" fo:font-style="normal" fo:font-weight="normal" fo:background-color="#f2f3f5" loext:char-shading-value="0" loext:padding-left="0.106cm" loext:padding-right="0.106cm" loext:padding-top="0.053cm" loext:padding-bottom="0.053cm" loext:border="0.06pt solid #dedfe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Questions for this assignment</text:h>
      <text:p text:style-name="P1">What purpose do comments serve in code?</text:p>
      <text:p text:style-name="P2">They allow you to add or remove code from a program without actually deleting it. You can use it to add notes and guidance or create pseudocode before you start writing actual code.</text:p>
      <text:p text:style-name="P1">What is the name we give to an expected input to a function?</text:p>
      <text:p text:style-name="P2">A parameter.</text:p>
      <text:p text:style-name="P5"><text:span text:style-name="T2">What is the name we give to the </text:span><text:span text:style-name="Emphasis"><text:span text:style-name="T2">actual </text:span></text:span><text:span text:style-name="T2">value passed to the function invocation?</text:span></text:p>
      <text:p text:style-name="P6"><text:span text:style-name="T4">An argument</text:span></text:p>
      <text:p text:style-name="P1">What is the technical name for the output of a function?</text:p>
      <text:p text:style-name="P2">A return value.</text:p>
      <text:p text:style-name="P1">What is a keyword parameter / argument?</text:p>
      <text:p text:style-name="P3">A name for an expected argument to a function. Used to customise how a function will execute.</text:p>
      <text:p text:style-name="P5"><text:span text:style-name="T2">What are </text:span><text:span text:style-name="Emphasis"><text:span text:style-name="T2">two </text:span></text:span><text:span text:style-name="T2">of the keyword parameters that can be passed to the </text:span><text:span text:style-name="Strong_20_Emphasis"><text:span text:style-name="T2">print </text:span></text:span><text:span text:style-name="T2">function when it's invoked?</text:span></text:p>
      <text:p text:style-name="P7"><text:span text:style-name="T1">sep= </text:span><text:span text:style-name="T5">end=</text:span></text:p>
      <text:p text:style-name="P8">DS Solution:</text:p>
      <text:p text:style-name="P8"/>
      <text:p text:style-name="P1">What purpose do comments serve in code?</text:p>
      <text:p text:style-name="P5"><text:span text:style-name="Strong_20_Emphasis"><text:span text:style-name="T2">Comments</text:span></text:span><text:span text:style-name="T3"> can</text:span></text:p>
      <text:list xml:id="list1464242392" text:style-name="L1">
        <text:list-item>
          <text:p text:style-name="P4">disable one or more lines of code</text:p>
        </text:list-item>
        <text:list-item>
          <text:p text:style-name="P4">provide context on what a complex piece of code is doing</text:p>
        </text:list-item>
        <text:list-item>
          <text:p text:style-name="P4">provide documentation for future developers</text:p>
        </text:list-item>
        <text:list-item>
          <text:p text:style-name="P4">and more!</text:p>
        </text:list-item>
      </text:list>
      <text:p text:style-name="P1">What is the name we give to an expected input to a function?</text:p>
      <text:p text:style-name="P5"><text:span text:style-name="T2">What is the name we give to the </text:span><text:span text:style-name="Emphasis"><text:span text:style-name="T2">actual</text:span></text:span><text:span text:style-name="T2"> value passed to the function invocation?</text:span></text:p>
      <text:p text:style-name="P5"><text:span text:style-name="T2">I'm looking for </text:span><text:span text:style-name="Emphasis"><text:span text:style-name="T2">two</text:span></text:span><text:span text:style-name="T2"> different words here.</text:span></text:p>
      <text:p text:style-name="P5"><text:span text:style-name="T3">A </text:span><text:span text:style-name="Strong_20_Emphasis"><text:span text:style-name="T2">parameter </text:span></text:span><text:span text:style-name="T3">is the name for an expected input to a function.</text:span></text:p>
      <text:p text:style-name="P5"><text:span text:style-name="T3">An </text:span><text:span text:style-name="Strong_20_Emphasis"><text:span text:style-name="T2">argument </text:span></text:span><text:span text:style-name="T3">represents the actual value passed in for a given parameter.</text:span></text:p>
      <text:p text:style-name="P1">What is the technical name for the output of a function?</text:p>
      <text:p text:style-name="P5"><text:span text:style-name="T3">A </text:span><text:span text:style-name="Strong_20_Emphasis"><text:span text:style-name="T2">return value</text:span></text:span><text:span text:style-name="T3"> represents the output of a function or, in other words, what it gives back to the outside world once it is done executing.</text:span></text:p>
      <text:p text:style-name="P1"><text:soft-page-break/>What is a keyword parameter / argument?</text:p>
      <text:p text:style-name="P5"><text:span text:style-name="T3">A </text:span><text:span text:style-name="Strong_20_Emphasis"><text:span text:style-name="T2">keyword argument</text:span></text:span><text:span text:style-name="T3"> is one that is connected to a corresponding parameter when a function is invoked. The parameter name is written out explicitly followed by an equal sign and the argument.</text:span></text:p>
      <text:p text:style-name="P5"><text:span text:style-name="T2">What are </text:span><text:span text:style-name="Emphasis"><text:span text:style-name="T2">two</text:span></text:span><text:span text:style-name="T2"> of the keyword parameters that can be passed to the </text:span><text:span text:style-name="Strong_20_Emphasis"><text:span text:style-name="T2">print</text:span></text:span><text:span text:style-name="T2"> function when it's invoked?</text:span></text:p>
      <text:p text:style-name="P5"><text:span text:style-name="T3">Any combination of two from </text:span><text:span text:style-name="Source_20_Text"><text:span text:style-name="T6">sep</text:span></text:span><text:span text:style-name="T3">, </text:span><text:span text:style-name="Source_20_Text"><text:span text:style-name="T6">end</text:span></text:span><text:span text:style-name="T3">, </text:span><text:span text:style-name="Source_20_Text"><text:span text:style-name="T6">file</text:span></text:span><text:span text:style-name="T3">, </text:span><text:span text:style-name="Source_20_Text"><text:span text:style-name="T6">flush</text:span></text:span><text:span text:style-name="T3"> is acceptabl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31:40.298515337</meta:creation-date>
    <dc:date>2020-02-04T11:53:38.889507324</dc:date>
    <meta:editing-duration>PT1M36S</meta:editing-duration>
    <meta:editing-cycles>1</meta:editing-cycles>
    <meta:document-statistic meta:table-count="0" meta:image-count="0" meta:object-count="0" meta:page-count="2" meta:paragraph-count="31" meta:word-count="338" meta:character-count="1828" meta:non-whitespace-character-count="1525"/>
    <meta:generator>LibreOffice/6.0.7.3$Linux_X86_64 LibreOffice_project/00m0$Build-3</meta:generator>
  </office:meta>
</office:document-meta>
</file>